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9933" draw:textarea-horizontal-align="justify" draw:textarea-vertical-align="middle" draw:auto-grow-height="false" fo:min-height="3.306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4.58cm"/>
    </style:style>
    <style:style style:name="gr4" style:family="graphic" style:parent-style-name="standard">
      <style:graphic-properties draw:fill-color="#ff6666" draw:textarea-horizontal-align="justify" draw:textarea-vertical-align="middle" draw:auto-grow-height="false" fo:min-height="1.0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66ff" draw:textarea-horizontal-align="justify" draw:textarea-vertical-align="middle" draw:auto-grow-height="false" fo:min-height="1.188cm" fo:min-width="2.9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9933"/>
      <style:paragraph-properties fo:text-align="center"/>
    </style:style>
    <style:style style:name="P3" style:family="paragraph">
      <loext:graphic-properties draw:fill-color="#ff66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5.588cm" svg:height="3.556cm" svg:x="3.102cm" svg:y="7.112cm">
          <text:p text:style-name="P1">Newton Raphson</text:p>
          <text:p text:style-name="P1">Initialization</text:p>
          <text:p text:style-name="P1">(W_2 = W_1*1.01)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826cm" svg:height="2.032cm" svg:x="9.906cm" svg:y="7.874cm">
          <text:p text:style-name="P1">Inner Loop</text:p>
          <text:p text:style-name="P1">Find K using W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08cm" svg:height="3.302cm" svg:x="17.526cm" svg:y="3.048cm">
          <text:p text:style-name="P1">Outer Loop</text:p>
          <text:p text:style-name="P1">Interpolate W_n</text:p>
          <text:p text:style-name="P1">(N.R.)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6.604cm" svg:height="2.54cm" svg:x="16.764cm" svg:y="7.62cm">
          <text:p text:style-name="P1">K = 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14.732cm" svg:y1="8.89cm" svg:x2="16.764cm" svg:y2="8.89cm" draw:start-shape="id1" draw:start-glue-point="1" draw:end-shape="id2" svg:d="M14732 8890h2032" svg:viewBox="0 0 2033 1">
          <text:p/>
        </draw:connector>
        <draw:connector draw:style-name="gr5" draw:text-style-name="P4" draw:layer="layout" svg:x1="17.526cm" svg:y1="4.699cm" svg:x2="12.319cm" svg:y2="7.874cm" draw:start-shape="id3" draw:start-glue-point="3" draw:end-shape="id1" draw:end-glue-point="0" svg:d="M17526 4699h-5207v3175" svg:viewBox="0 0 5208 3176">
          <text:p/>
        </draw:connector>
        <draw:connector draw:style-name="gr5" draw:text-style-name="P4" draw:layer="layout" svg:x1="20.066cm" svg:y1="7.62cm" svg:x2="20.066cm" svg:y2="6.35cm" draw:start-shape="id2" draw:start-glue-point="4" draw:end-shape="id3" svg:d="M20066 7620v-1270" svg:viewBox="0 0 1 1271">
          <text:p/>
        </draw:connector>
        <draw:custom-shape draw:style-name="gr6" draw:text-style-name="P5" xml:id="id4" draw:id="id4" draw:layer="layout" svg:width="4.826cm" svg:height="2.032cm" svg:x="18.08cm" svg:y="11.684cm">
          <text:p text:style-name="P1">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20.066cm" svg:y1="10.16cm" svg:x2="20.493cm" svg:y2="11.684cm" draw:start-shape="id2" draw:start-glue-point="6" draw:end-shape="id4" draw:end-glue-point="4" svg:d="M20066 10160v763h427v761" svg:viewBox="0 0 428 1525">
          <text:p/>
        </draw:connector>
        <draw:connector draw:style-name="gr5" draw:text-style-name="P4" draw:layer="layout" svg:x1="8.69cm" svg:y1="8.89cm" svg:x2="9.906cm" svg:y2="8.89cm" draw:start-shape="id5" draw:start-glue-point="1" draw:end-shape="id1" svg:d="M8690 8890h1216" svg:viewBox="0 0 1217 1">
          <text:p/>
        </draw:connector>
        <draw:custom-shape draw:style-name="gr6" draw:text-style-name="P5" xml:id="id6" draw:id="id6" draw:layer="layout" svg:width="4.826cm" svg:height="2.032cm" svg:x="3.11cm" svg:y="3.556cm">
          <text:p text:style-name="P1">START</text:p>
          <text:p text:style-name="P1">Guess W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5.523cm" svg:y1="5.588cm" svg:x2="5.896cm" svg:y2="7.112cm" draw:start-shape="id6" draw:start-glue-point="8" draw:end-shape="id5" svg:d="M5523 5588v763h373v761" svg:viewBox="0 0 374 1525">
          <text:p/>
        </draw:connector>
        <draw:frame draw:style-name="gr7" draw:text-style-name="P6" draw:layer="layout" svg:width="2.286cm" svg:height="0.962cm" svg:x="20.32cm" svg:y="6.658cm">
          <draw:text-box>
            <text:p>NO</text:p>
          </draw:text-box>
        </draw:frame>
        <draw:frame draw:style-name="gr7" draw:text-style-name="P6" draw:layer="layout" svg:width="2.286cm" svg:height="0.962cm" svg:x="20.574cm" svg:y="10.214cm">
          <draw:text-box>
            <text:p>YES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7:48:00.781095650</meta:creation-date>
    <dc:date>2017-10-30T17:58:03.478847939</dc:date>
    <meta:editing-duration>PT10M3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